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0.301cm" table:align="margins"/>
    </style:style>
    <style:style style:name="Tabella1.A" style:family="table-column">
      <style:table-column-properties style:column-width="0.494cm" style:rel-column-width="3142*"/>
    </style:style>
    <style:style style:name="Tabella1.B" style:family="table-column">
      <style:table-column-properties style:column-width="3.75cm" style:rel-column-width="23857*"/>
    </style:style>
    <style:style style:name="Tabella1.C" style:family="table-column">
      <style:table-column-properties style:column-width="6.057cm" style:rel-column-width="38536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14.801cm"/>
    </style:style>
    <style:style style:name="Tabella2" style:family="table">
      <style:table-properties style:width="10.301cm" fo:break-before="page" table:align="margins"/>
    </style:style>
    <style:style style:name="Tabella2.A" style:family="table-column">
      <style:table-column-properties style:column-width="10.3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font-name="Arial" fo:font-size="6pt" fo:font-style="normal" style:text-underline-style="none" fo:font-weight="bold" officeooo:rsid="001a116f" officeooo:paragraph-rsid="01060ad8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3" style:family="paragraph" style:parent-style-name="Standard">
      <style:text-properties fo:font-size="3pt" officeooo:paragraph-rsid="00e6379d" style:font-size-asian="2.59999990463257pt" style:font-size-complex="3pt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10a1bd4" style:font-name-asian="SimSun" style:font-size-asian="6pt" style:font-weight-asian="bold" style:font-name-complex="Tahoma" style:font-size-complex="6pt" style:font-weight-complex="bold" style:text-scale="80%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10321af" officeooo:paragraph-rsid="010321af" style:font-name-asian="SimSun" style:font-size-asian="6pt" style:font-weight-asian="bold" style:font-name-complex="Tahoma" style:font-size-complex="6pt" style:font-weight-complex="bold" style:text-scale="80%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style:font-name="Arial" fo:font-size="6pt" fo:font-style="normal" style:text-underline-style="none" fo:font-weight="bold" officeooo:rsid="010321af" officeooo:paragraph-rsid="010321af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style="normal" style:text-underline-style="none" fo:font-weight="bold" officeooo:rsid="001a116f" officeooo:paragraph-rsid="01060ad8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font-name="Arial" fo:font-size="6pt" fo:font-style="normal" style:text-underline-style="none" fo:font-weight="bold" officeooo:rsid="001a116f" officeooo:paragraph-rsid="010a1bd4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9" style:family="paragraph" style:parent-style-name="Table_20_Contents">
      <style:paragraph-properties fo:line-height="100%" fo:text-align="end" style:justify-single-word="false"/>
      <style:text-properties fo:color="#000000" style:font-name="Arial" fo:font-size="13pt" fo:font-style="normal" style:text-underline-style="none" fo:font-weight="bold" officeooo:rsid="001a116f" officeooo:paragraph-rsid="0102e8bc" style:font-name-asian="SimSun" style:font-size-asian="13pt" style:font-style-asian="normal" style:font-weight-asian="bold" style:font-name-complex="Tahoma" style:font-size-complex="13pt" style:font-style-complex="normal" style:font-weight-complex="bold" style:text-scale="80%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font-name="Arial" fo:font-size="6pt" fo:font-weight="bold" officeooo:rsid="00910647" officeooo:paragraph-rsid="01318ee4" style:font-name-asian="SimSun" style:font-size-asian="6pt" style:font-weight-asian="bold" style:font-name-complex="Tahoma" style:font-size-complex="6pt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officeooo:rsid="00dc105f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1a116f" style:font-style-asian="normal" style:font-style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df8c5a" style:font-size-asian="7pt" style:font-size-complex="7pt"/>
    </style:style>
    <style:style style:name="T8" style:family="text">
      <style:text-properties fo:font-size="7pt" officeooo:rsid="001a116f" style:font-size-asian="7pt" style:font-size-complex="7pt"/>
    </style:style>
    <style:style style:name="T9" style:family="text">
      <style:text-properties fo:font-size="8pt" fo:font-style="normal" style:text-underline-style="none" officeooo:rsid="001a116f" style:font-size-asian="8pt" style:font-style-asian="normal" style:font-size-complex="8pt" style:font-style-complex="normal"/>
    </style:style>
    <style:style style:name="T10" style:family="text">
      <style:text-properties fo:font-size="3pt" fo:font-style="normal" style:text-underline-style="none" officeooo:rsid="001a116f" style:font-size-asian="3pt" style:font-style-asian="normal" style:font-size-complex="3pt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4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5"><text:placeholder text:placeholder-type="text">&lt;for each="counter in range(0, 1 if data.get('demo_mode', False) else (line_block((load(record, 'counter') or 1), 3)))"&gt;</text:placeholder></text:p>
          </table:table-cell>
          <table:covered-table-cell/>
          <table:covered-table-cell/>
        </table:table-row>
        <text:soft-page-break/>
        <table:table-row table:style-name="Tabella1.3">
          <table:table-cell table:style-name="Tabella1.A1" office:value-type="string">
            <text:p text:style-name="P17"><text:placeholder text:placeholder-type="text">&lt;for each="i in range(0,3)"&gt;</text:placeholder></text:p>
          </table:table-cell>
          <table:table-cell table:style-name="Tabella1.A1" office:value-type="string">
            <text:p text:style-name="P14"><draw:frame draw:style-name="fr1" draw:name="image:asimage(load(record, 'partner_logo'))" text:anchor-type="as-char" svg:y="-0.011cm" svg:width="2.346cm" style:rel-width="70%" svg:height="2.341cm" style:rel-height="scale-min" draw:z-index="0"><draw:text-box><text:p text:style-name="P1"/></draw:text-box></draw:frame></text:p>
            <text:p text:style-name="P18"><text:s text:c="10"/><text:placeholder text:placeholder-type="text">&lt;load(record, 'code_partner')&gt;</text:placeholder></text:p>
            <text:p text:style-name="P20"><text:span text:style-name="T5"><text:s text:c="10"/></text:span><text:span text:style-name="T5"><text:placeholder text:placeholder-type="text">&lt;load(record, 'frame')&gt;</text:placeholder></text:span><text:span text:style-name="T5"><text:line-break/></text:span><text:span text:style-name="T9"> <text:s text:c="6"/></text:span><text:span text:style-name="T9"><text:placeholder text:placeholder-type="text">&lt;(load(record, 'text1') or '').split('|')[0]&gt;</text:placeholder></text:span><text:span text:style-name="T9"><text:line-break/> <text:s text:c="6"/></text:span><text:span text:style-name="T9"><text:placeholder text:placeholder-type="text">&lt;(load(record, 'text2') or '').split('|')[0]&gt;</text:placeholder></text:span><text:span text:style-name="T9"><text:line-break/> <text:s text:c="6"/></text:span><text:span text:style-name="T9"><text:placeholder text:placeholder-type="text">&lt;(load(record, 'text3') or '').split('|')[0]&gt;</text:placeholder></text:span></text:p>
            <text:p text:style-name="P19"><text:placeholder text:placeholder-type="text">&lt;load(record, 'price')&gt;</text:placeholder> <text:s text:c="4"/></text:p>
            <text:p text:style-name="P15"><text:span text:style-name="T5">M</text:span><text:span text:style-name="T4">ade in Italy</text:span></text:p>
            <text:p text:style-name="P16"><draw:frame draw:style-name="fr2" draw:name="image: barcode(load(record, 'ean13_mono'), 'ean13')" text:anchor-type="as-char" svg:height="1.401cm" draw:z-index="1"><draw:text-box fo:min-width="3.03cm"><text:p text:style-name="P1"/></draw:text-box></draw:frame> <text:s/></text:p>
          </table:table-cell>
          <table:table-cell table:style-name="Tabella1.A1" office:value-type="string">
            <text:p text:style-name="P11"><text:span text:style-name="T2"><text:s/></text:span><text:s text:c="3"/></text:p>
            <text:p text:style-name="P12"><text:placeholder text:placeholder-type="text">&lt;/for&gt;</text:placeholder></text:p>
          </table:table-cell>
        </table:table-row>
        <text:soft-page-break/>
        <table:table-row table:style-name="Tabella1.1">
          <table:table-cell table:style-name="Tabella1.A1" table:number-columns-spanned="3" office:value-type="string">
            <text:p text:style-name="P3"><text:placeholder text:placeholder-type="text">&lt;/for&gt;</text:placeholder></text:p>
            <text:p text:style-name="P3"/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3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7">Linea</text:span><text:span text:style-name="T6">: </text:span><text:span text:style-name="T8"><text:placeholder text:placeholder-type="text">&lt;get_placeholder(data, 'line')&gt;</text:placeholder></text:span><text:span text:style-name="T8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4.8cm" style:num-format="1" style:print-orientation="portrait" fo:margin-top="0cm" fo:margin-bottom="0.25cm" fo:margin-left="0.1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2-22T11:54:06.204898482</dc:date>
    <meta:editing-duration>P1DT9H1M9S</meta:editing-duration>
    <meta:editing-cycles>280</meta:editing-cycles>
    <meta:generator>LibreOffice/4.3.3.2$Linux_X86_64 LibreOffice_project/430m0$Build-2</meta:generator>
    <dc:creator>thebrush </dc:creator>
    <meta:document-statistic meta:table-count="2" meta:image-count="0" meta:object-count="0" meta:page-count="4" meta:paragraph-count="19" meta:word-count="65" meta:character-count="761" meta:non-whitespace-character-count="660"/>
  </office:meta>
</office:document-meta>
</file>